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puter Modern" svg:font-family="'Computer Modern'" style:font-family-generic="roman" style:font-pitch="variable"/>
    <style:font-face style:name="Computer Modern1" svg:font-family="'Computer Modern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start" style:justify-single-word="false" style:writing-mode="lr-tb"/>
    </style:style>
    <style:style style:name="P2" style:family="paragraph" style:parent-style-name="Standard">
      <style:text-properties officeooo:rsid="0018ca8a" officeooo:paragraph-rsid="0018ca8a"/>
    </style:style>
    <style:style style:name="P3" style:family="paragraph" style:parent-style-name="Standard">
      <style:text-properties officeooo:rsid="0018de2d" officeooo:paragraph-rsid="0018de2d"/>
    </style:style>
    <style:style style:name="P4" style:family="paragraph" style:parent-style-name="Standard">
      <style:text-properties officeooo:rsid="00191b0f" officeooo:paragraph-rsid="00191b0f"/>
    </style:style>
    <style:style style:name="P5" style:family="paragraph" style:parent-style-name="Standard">
      <style:text-properties officeooo:rsid="001ad178" officeooo:paragraph-rsid="001ad178"/>
    </style:style>
    <style:style style:name="P6" style:family="paragraph" style:parent-style-name="Standard">
      <style:text-properties officeooo:rsid="001c3f7f" officeooo:paragraph-rsid="001c3f7f"/>
    </style:style>
    <style:style style:name="P7" style:family="paragraph" style:parent-style-name="Standard">
      <style:text-properties officeooo:rsid="001e0a45" officeooo:paragraph-rsid="001e0a45"/>
    </style:style>
    <style:style style:name="T1" style:family="text">
      <style:text-properties fo:color="#000000" loext:opacity="100%" style:font-name="Computer Modern" fo:font-size="10.5pt" fo:font-style="italic" fo:font-weight="normal" style:font-size-asian="10.5pt" style:font-style-asian="italic" style:font-weight-asian="normal"/>
    </style:style>
    <style:style style:name="T2" style:family="text">
      <style:text-properties fo:color="#000000" loext:opacity="100%" style:font-name="Computer Modern" fo:font-size="10.5pt" fo:font-weight="normal" style:font-size-asian="10.5pt" style:font-weight-asian="normal"/>
    </style:style>
    <style:style style:name="T3" style:family="text">
      <style:text-properties officeooo:rsid="0018de2d"/>
    </style:style>
    <style:style style:name="T4" style:family="text">
      <style:text-properties officeooo:rsid="00191b0f"/>
    </style:style>
    <style:style style:name="T5" style:family="text">
      <style:text-properties officeooo:rsid="001d0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</text:span><text:span text:style-name="T2">) Detallar entradas y salidas:</text:span></text:p>
      <text:p text:style-name="P2">entradas enable: son entradas de control que determinan si deben pasar datos o no, en este caso son, Rg0_eneableOut, Rg1_eneableOut, Rg2_eneableOut, Rg3_eneableOut, en_Force_input, ALU_eneableOut.</text:p>
      <text:p text:style-name="P2">entradas write: son entradas de control que determinan si en la aproxima activación del clk se va a guardar la información es un determinado registro, en este caso son, Reg0_write, Reg1_write, Reg2_write, Reg3_write, <text:span text:style-name="T3">ALU_A_wirte, ALU_B_write.</text:span></text:p>
      <text:p text:style-name="P3">OP entrada: determina el tipo de operación que va a estar realizando el ALU <text:span text:style-name="T4">y es una entrada de control</text:span></text:p>
      <text:p text:style-name="P4">clk entrada: determina el momento en que los registros van a leer la información que se les esta enviando si los write están activados cuando pasa de 0 a 1. no es una entrada de control</text:p>
      <text:p text:style-name="P4">Force_input entrada: en una entrada de datos de 4 bits que se va a estar untilizando como numero para cargar en los registro y realizar las operaciones correspondientes, no es una entrada de control.</text:p>
      <text:p text:style-name="P4"/>
      <text:p text:style-name="P5">Faltan las salidas.<text:line-break/><text:line-break/>b) ¿Qué información muestra cada display y cómo es interpretada esta información?<text:line-break/>Los Display que estan conectados a los registros que van del 00 al 03 muestran en numero almacenado en ese momento en el registro,</text:p>
      <text:p text:style-name="P5">los display que salen de A_debug y B_debug muestran los A y B qu eestan recibiendo el ALU en ese momento. El display conectado a S_Debug muestra el resultado obtenido de la operación realizada por el ALU.</text:p>
      <text:p text:style-name="P5">El display conectaod a Reg4_Output marca el numero que esta disponible para ser almacenado por alguno de los registros.</text:p>
      <text:p text:style-name="P5"/>
      <text:p text:style-name="P5">c) Escribir la secuencia de activación y desactivación de señales para cargar el valor 4</text:p>
      <text:p text:style-name="P5">en el registro R2 y el -3 en el registro R3</text:p>
      <text:p text:style-name="P5"/>
      <text:p text:style-name="P6">suponiendo que iniciamos con todos los valores en 0: cargamos el 0100 en force_input y activamos en la siguiente secuencia para obtener 4 en R2: en_Force_input, reg2_Write, clk.</text:p>
      <text:p text:style-name="P6"/>
      <text:p text:style-name="P6">suponiendo que iniciamos con todos los valores en 0: cargamos 0011 <text:s/>en force_input y activamos en la siguiente secuencia para obtener -3: 01 en OP, en_Force_input, reg3_Write, Reg3_enableOut, ALU_B_Write clk. clk, clk, clk, en_Force_Input, <text:span text:style-name="T5">ALU_eneable, clk</text:span></text:p>
      <text:p text:style-name="P6"/>
      <text:p text:style-name="P6">e) ¿Por qué se niega la señal clk en la ALU antes de pasarle este valor al registro de</text:p>
      <text:p text:style-name="P6">salida?</text:p>
      <text:p text:style-name="P7">Porque si usas la negacion podes hacelerar el proceso, dado que en 1 solo clk no llega a estar dispoible la informacion para registrarla y enviarla, de esta manera te ahorras el una activación del clk, dado que al negarlo para el registro de 4 bytes lo estas activa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puter Modern" svg:font-family="'Computer Modern'" style:font-family-generic="roman" style:font-pitch="variable"/>
    <style:font-face style:name="Computer Modern1" svg:font-family="'Computer Modern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Computer Modern1" style:font-family-complex="'Computer Modern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Computer Modern1" style:font-family-complex="'Computer Moder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8_7e_LT_7e_Gliederung_20_1" style:display-name="master-page3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8_7e_LT_7e_Gliederung_20_2" style:display-name="master-page38~LT~Gliederung 2" style:family="paragraph" style:parent-style-name="master-page3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_7e_LT_7e_Gliederung_20_3" style:display-name="master-page38~LT~Gliederung 3" style:family="paragraph" style:parent-style-name="master-page3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_7e_LT_7e_Gliederung_20_4" style:display-name="master-page38~LT~Gliederung 4" style:family="paragraph" style:parent-style-name="master-page3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5" style:display-name="master-page38~LT~Gliederung 5" style:family="paragraph" style:parent-style-name="master-page3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6" style:display-name="master-page38~LT~Gliederung 6" style:family="paragraph" style:parent-style-name="master-page3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7" style:display-name="master-page38~LT~Gliederung 7" style:family="paragraph" style:parent-style-name="master-page3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8" style:display-name="master-page38~LT~Gliederung 8" style:family="paragraph" style:parent-style-name="master-page3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9" style:display-name="master-page38~LT~Gliederung 9" style:family="paragraph" style:parent-style-name="master-page3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Titel" style:display-name="master-page3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8_7e_LT_7e_Untertitel" style:display-name="master-page3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8_7e_LT_7e_Notizen" style:display-name="master-page3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8_7e_LT_7e_Hintergrundobjekte" style:display-name="master-page3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omputer Modern1" style:font-family-complex="'Computer Modern'" style:font-family-generic-complex="system" style:font-pitch-complex="variable" style:font-size-complex="12pt"/>
    </style:style>
    <style:style style:name="master-page38_7e_LT_7e_Hintergrund" style:display-name="master-page38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omputer Modern1" style:font-family-complex="'Computer Modern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Computer Modern1" style:font-family-complex="'Computer Modern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omputer Modern1" style:font-family-complex="'Computer Moder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omputer Modern1" style:font-family-complex="'Computer Modern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omputer Modern1" style:font-family-complex="'Computer Modern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omputer Modern1" style:font-family-complex="'Computer Modern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omputer Modern1" style:font-family-complex="'Computer Moder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8:29:57.216757739</meta:creation-date>
    <dc:date>2025-10-04T19:42:50.563851462</dc:date>
    <meta:editing-duration>PT25M2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408" meta:character-count="2437" meta:non-whitespace-character-count="2043"/>
  </office:meta>
</office:document-meta>
</file>